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93cm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text-properties fo:font-family="'Trebuchet M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family="'Trebuchet MS'" style:font-family-generic="swiss" style:font-pitch="variable" fo:font-weight="normal" style:font-weight-asian="normal" style:font-weight-complex="normal"/>
    </style:style>
    <style:style style:name="T2" style:family="text">
      <style:text-properties fo:font-family="'Trebuchet MS'" style:font-family-generic="swiss" style:font-pitch="variable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98cm" svg:height="3.743cm" svg:x="5.762cm" svg:y="10.207cm">
          <draw:text-box>
            <text:p text:style-name="P1"><text:span text:style-name="T1">Live&lt;&lt;</text:span></text:p>
            <text:p text:style-name="P1"><text:span text:style-name="T2">Shift</text:span></text:p>
          </draw:text-box>
        </draw:frame>
        <draw:frame draw:style-name="gr2" draw:layer="layout" svg:width="7.302cm" svg:height="2.79cm" svg:x="4.175cm" svg:y="14.97cm">
          <draw:text-box>
            <text:p>LiveShif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abio Hecht</meta:initial-creator>
    <meta:creation-date>2012-01-24T16:09:23</meta:creation-date>
    <dc:date>2012-01-24T16:26:15</dc:date>
    <dc:creator>Fabio Hecht</dc:creator>
    <meta:editing-duration>PT16M54S</meta:editing-duration>
    <meta:editing-cycles>2</meta:editing-cycles>
    <meta:generator>LibreOffice/3.3$Unix LibreOffice_project/330m19$Build-202</meta:generator>
    <meta:document-statistic meta:object-count="2"/>
  </office:meta>
</office:document-meta>
</file>